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f29f" officeooo:paragraph-rsid="0009f29f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9f29f" officeooo:paragraph-rsid="0009f29f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13786f" officeooo:paragraph-rsid="0013786f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655c9" officeooo:paragraph-rsid="001655c9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1655c9" officeooo:paragraph-rsid="001b40d9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rsid="001655c9" officeooo:paragraph-rsid="001e9b93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1655c9" officeooo:paragraph-rsid="001b40d9"/>
    </style:style>
    <style:style style:name="P8" style:family="paragraph" style:parent-style-name="Standard">
      <style:text-properties style:font-name="Arial" style:text-underline-style="solid" style:text-underline-width="auto" style:text-underline-color="font-color" officeooo:rsid="001655c9" officeooo:paragraph-rsid="002287cf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87cf" officeooo:paragraph-rsid="002287cf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7a177" officeooo:paragraph-rsid="0027a177"/>
    </style:style>
    <style:style style:name="P11" style:family="paragraph" style:parent-style-name="Standard">
      <style:text-properties style:font-name="Arial" style:text-underline-style="none" officeooo:rsid="0009f29f" officeooo:paragraph-rsid="0009f29f"/>
    </style:style>
    <style:style style:name="P12" style:family="paragraph" style:parent-style-name="Standard">
      <style:text-properties style:font-name="Arial" style:text-underline-style="none" officeooo:rsid="0009f29f" officeooo:paragraph-rsid="000e9ca1"/>
    </style:style>
    <style:style style:name="P13" style:family="paragraph" style:parent-style-name="Standard">
      <style:text-properties style:font-name="Arial" style:text-underline-style="none" officeooo:rsid="00137168" officeooo:paragraph-rsid="00137168"/>
    </style:style>
    <style:style style:name="P14" style:family="paragraph" style:parent-style-name="Standard">
      <style:text-properties style:font-name="Arial" style:text-underline-style="none" officeooo:rsid="00137168" officeooo:paragraph-rsid="0013786f"/>
    </style:style>
    <style:style style:name="P15" style:family="paragraph" style:parent-style-name="Standard">
      <style:text-properties style:font-name="Arial" style:text-underline-style="none" officeooo:rsid="001655c9" officeooo:paragraph-rsid="001655c9"/>
    </style:style>
    <style:style style:name="P16" style:family="paragraph" style:parent-style-name="Standard">
      <style:text-properties style:font-name="Arial" style:text-underline-style="none" officeooo:rsid="001bcbee" officeooo:paragraph-rsid="001b40d9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2287cf" officeooo:paragraph-rsid="002287cf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27a177" officeooo:paragraph-rsid="002287cf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officeooo:rsid="0027a177" officeooo:paragraph-rsid="0027a177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7a177" officeooo:paragraph-rsid="0027a177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33df4a" officeooo:paragraph-rsid="0033df4a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35f7c5" officeooo:paragraph-rsid="0035f7c5"/>
    </style:style>
    <style:style style:name="P23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style:font-name="Arial" style:text-underline-style="none" officeooo:rsid="00180917" officeooo:paragraph-rsid="001809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a6ab"/>
    </style:style>
    <style:style style:name="T3" style:family="text">
      <style:text-properties style:text-underline-style="none" officeooo:rsid="001b40d9"/>
    </style:style>
    <style:style style:name="T4" style:family="text">
      <style:text-properties style:text-underline-style="none" officeooo:rsid="001bcbee"/>
    </style:style>
    <style:style style:name="T5" style:family="text">
      <style:text-properties style:text-underline-style="none" officeooo:rsid="001c8f8e"/>
    </style:style>
    <style:style style:name="T6" style:family="text">
      <style:text-properties style:text-underline-style="none" officeooo:rsid="001e4b88"/>
    </style:style>
    <style:style style:name="T7" style:family="text">
      <style:text-properties style:text-underline-style="none" officeooo:rsid="001e9b93"/>
    </style:style>
    <style:style style:name="T8" style:family="text">
      <style:text-properties style:text-underline-style="none" officeooo:rsid="001fa908"/>
    </style:style>
    <style:style style:name="T9" style:family="text">
      <style:text-properties style:text-underline-style="none" officeooo:rsid="001fd212"/>
    </style:style>
    <style:style style:name="T10" style:family="text">
      <style:text-properties style:text-underline-style="none" officeooo:rsid="002064a9"/>
    </style:style>
    <style:style style:name="T11" style:family="text">
      <style:text-properties style:text-underline-style="none" officeooo:rsid="0021e9a0"/>
    </style:style>
    <style:style style:name="T12" style:family="text">
      <style:text-properties style:text-underline-style="none" officeooo:rsid="002358b6"/>
    </style:style>
    <style:style style:name="T13" style:family="text">
      <style:text-properties style:text-underline-style="none" officeooo:rsid="002556c4"/>
    </style:style>
    <style:style style:name="T14" style:family="text">
      <style:text-properties style:text-underline-style="none" officeooo:rsid="0025ba51"/>
    </style:style>
    <style:style style:name="T15" style:family="text">
      <style:text-properties style:text-underline-style="none" officeooo:rsid="00279b4e"/>
    </style:style>
    <style:style style:name="T16" style:family="text">
      <style:text-properties style:text-underline-style="none" officeooo:rsid="0027a177"/>
    </style:style>
    <style:style style:name="T17" style:family="text">
      <style:text-properties style:text-underline-style="none" officeooo:rsid="002953f7"/>
    </style:style>
    <style:style style:name="T18" style:family="text">
      <style:text-properties style:text-underline-style="none" officeooo:rsid="002be462"/>
    </style:style>
    <style:style style:name="T19" style:family="text">
      <style:text-properties style:text-underline-style="none" officeooo:rsid="002c9e94"/>
    </style:style>
    <style:style style:name="T20" style:family="text">
      <style:text-properties style:text-underline-style="none" officeooo:rsid="002d3759"/>
    </style:style>
    <style:style style:name="T21" style:family="text">
      <style:text-properties style:text-underline-style="none" officeooo:rsid="002f1cc0"/>
    </style:style>
    <style:style style:name="T22" style:family="text">
      <style:text-properties style:text-underline-style="none" officeooo:rsid="003019fc"/>
    </style:style>
    <style:style style:name="T23" style:family="text">
      <style:text-properties style:text-underline-style="none" officeooo:rsid="0035990d"/>
    </style:style>
    <style:style style:name="T24" style:family="text">
      <style:text-properties style:text-underline-style="none" officeooo:rsid="00360a02"/>
    </style:style>
    <style:style style:name="T25" style:family="text">
      <style:text-properties officeooo:rsid="000ca6a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ca6ab"/>
    </style:style>
    <style:style style:name="T28" style:family="text">
      <style:text-properties style:text-underline-style="solid" style:text-underline-width="auto" style:text-underline-color="font-color" officeooo:rsid="000d20c6"/>
    </style:style>
    <style:style style:name="T29" style:family="text">
      <style:text-properties style:text-underline-style="solid" style:text-underline-width="auto" style:text-underline-color="font-color" officeooo:rsid="000e9ca1"/>
    </style:style>
    <style:style style:name="T30" style:family="text">
      <style:text-properties style:text-underline-style="solid" style:text-underline-width="auto" style:text-underline-color="font-color" officeooo:rsid="000f117a"/>
    </style:style>
    <style:style style:name="T31" style:family="text">
      <style:text-properties style:text-underline-style="solid" style:text-underline-width="auto" style:text-underline-color="font-color" officeooo:rsid="0013ccb9"/>
    </style:style>
    <style:style style:name="T32" style:family="text">
      <style:text-properties style:text-underline-style="solid" style:text-underline-width="auto" style:text-underline-color="font-color" officeooo:rsid="00153adb"/>
    </style:style>
    <style:style style:name="T33" style:family="text">
      <style:text-properties officeooo:rsid="000d20c6"/>
    </style:style>
    <style:style style:name="T34" style:family="text">
      <style:text-properties officeooo:rsid="000e9ca1"/>
    </style:style>
    <style:style style:name="T35" style:family="text">
      <style:text-properties officeooo:rsid="000f117a"/>
    </style:style>
    <style:style style:name="T36" style:family="text">
      <style:text-properties officeooo:rsid="0011c430"/>
    </style:style>
    <style:style style:name="T37" style:family="text">
      <style:text-properties officeooo:rsid="0013786f"/>
    </style:style>
    <style:style style:name="T38" style:family="text">
      <style:text-properties officeooo:rsid="0013ccb9"/>
    </style:style>
    <style:style style:name="T39" style:family="text">
      <style:text-properties officeooo:rsid="001655c9"/>
    </style:style>
    <style:style style:name="T40" style:family="text">
      <style:text-properties officeooo:rsid="001b40d9"/>
    </style:style>
    <style:style style:name="T41" style:family="text">
      <style:text-properties officeooo:rsid="001bcbee"/>
    </style:style>
    <style:style style:name="T42" style:family="text">
      <style:text-properties officeooo:rsid="001c8f8e"/>
    </style:style>
    <style:style style:name="T43" style:family="text">
      <style:text-properties officeooo:rsid="001e4b88"/>
    </style:style>
    <style:style style:name="T44" style:family="text">
      <style:text-properties officeooo:rsid="001fa908"/>
    </style:style>
    <style:style style:name="T45" style:family="text">
      <style:text-properties officeooo:rsid="002064a9"/>
    </style:style>
    <style:style style:name="T46" style:family="text">
      <style:text-properties officeooo:rsid="0021e9a0"/>
    </style:style>
    <style:style style:name="T47" style:family="text">
      <style:text-properties officeooo:rsid="002358b6"/>
    </style:style>
    <style:style style:name="T48" style:family="text">
      <style:text-properties officeooo:rsid="002556c4"/>
    </style:style>
    <style:style style:name="T49" style:family="text">
      <style:text-properties officeooo:rsid="0025ba51"/>
    </style:style>
    <style:style style:name="T50" style:family="text">
      <style:text-properties officeooo:rsid="0027a177"/>
    </style:style>
    <style:style style:name="T51" style:family="text">
      <style:text-properties officeooo:rsid="002953f7"/>
    </style:style>
    <style:style style:name="T52" style:family="text">
      <style:text-properties officeooo:rsid="002be462"/>
    </style:style>
    <style:style style:name="T53" style:family="text">
      <style:text-properties officeooo:rsid="002f1cc0"/>
    </style:style>
    <style:style style:name="T54" style:family="text">
      <style:text-properties officeooo:rsid="0035990d"/>
    </style:style>
    <style:style style:name="T55" style:family="text">
      <style:text-properties officeooo:rsid="00360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2:</text:p>
      <text:p text:style-name="P2">algoritmo</text:p>
      <text:p text:style-name="P2"><text:span text:style-name="T1"><text:tab/></text:span>declare<text:span text:style-name="T1"> NMAIOR, NMENOR, PMAIOR, PMENOR, </text:span><text:span text:style-name="T2">N</text:span><text:span text:style-name="T1">, </text:span><text:span text:style-name="T2">P,</text:span><text:span text:style-name="T1"> CONT </text:span>numérico</text:p>
      <text:p text:style-name="P11"><text:tab/><text:span text:style-name="T25">CONT ← 0</text:span></text:p>
      <text:p text:style-name="P11"><text:tab/><text:span text:style-name="T27">repita</text:span></text:p>
      <text:p text:style-name="P11"><text:tab/><text:tab/><text:span text:style-name="T27">se</text:span><text:span text:style-name="T25"> CONT = 90</text:span></text:p>
      <text:p text:style-name="P11"><text:tab/><text:tab/><text:tab/><text:span text:style-name="T27">então</text:span><text:span text:style-name="T25"> </text:span><text:span text:style-name="T27">interrompa</text:span></text:p>
      <text:p text:style-name="P11"><text:span text:style-name="T25"><text:tab/><text:tab/></text:span><text:span text:style-name="T28">fim – se</text:span></text:p>
      <text:p text:style-name="P11"><text:tab/><text:tab/><text:span text:style-name="T30">leia</text:span><text:span text:style-name="T35"> N, P</text:span></text:p>
      <text:p text:style-name="P11"><text:span text:style-name="T33"><text:tab/><text:tab/></text:span><text:span text:style-name="T28">se</text:span><text:span text:style-name="T33"> CONT = 0</text:span></text:p>
      <text:p text:style-name="P11"><text:tab/><text:tab/><text:tab/><text:span text:style-name="T28">então</text:span><text:span text:style-name="T33"> PMAIOR ← P</text:span></text:p>
      <text:p text:style-name="P11"><text:tab/><text:tab/><text:tab/><text:tab/><text:span text:style-name="T36">NMAIOR ← N</text:span></text:p>
      <text:p text:style-name="P12"><text:tab/><text:tab/><text:tab/><text:span text:style-name="T30">senão</text:span><text:span text:style-name="T35"> </text:span><text:span text:style-name="T29">se</text:span><text:span text:style-name="T34"> PMAIOR &lt; P</text:span></text:p>
      <text:p text:style-name="P11"><text:tab/><text:tab/><text:tab/><text:tab/><text:tab/><text:span text:style-name="T29">então</text:span><text:span text:style-name="T34"> PMAIOR ← P</text:span></text:p>
      <text:p text:style-name="P11"><text:tab/><text:tab/><text:tab/><text:tab/><text:tab/><text:tab/><text:span text:style-name="T36">NMAIOR ← N</text:span></text:p>
      <text:p text:style-name="P11"><text:tab/><text:tab/><text:tab/><text:tab/><text:tab/><text:span text:style-name="T31">senão</text:span><text:span text:style-name="T38"> </text:span><text:span text:style-name="T31">se</text:span><text:span text:style-name="T38"> PMENOR &gt; P</text:span></text:p>
      <text:p text:style-name="P11"><text:tab/><text:tab/><text:tab/><text:tab/><text:tab/><text:tab/><text:tab/><text:span text:style-name="T31">então</text:span> <text:span text:style-name="T38">PMENOR ← P</text:span></text:p>
      <text:p text:style-name="P11"><text:tab/><text:tab/><text:tab/><text:span text:style-name="T38"><text:tab/><text:tab/><text:tab/><text:tab/><text:tab/>NMENOR ← N</text:span></text:p>
      <text:p text:style-name="P11"><text:tab/><text:tab/><text:tab/><text:tab/><text:tab/><text:tab/><text:span text:style-name="T32">fim – se</text:span></text:p>
      <text:p text:style-name="P11"><text:tab/><text:tab/><text:tab/><text:tab/><text:span text:style-name="T29">fim – se</text:span></text:p>
      <text:p text:style-name="P11"><text:span text:style-name="T34"><text:tab/><text:tab/></text:span><text:span text:style-name="T29">fim – se</text:span></text:p>
      <text:p text:style-name="P13"><text:tab/><text:tab/>CONT ← CONT + 1</text:p>
      <text:p text:style-name="P13"><text:tab/><text:span text:style-name="T26">fim – repita</text:span></text:p>
      <text:p text:style-name="P13"><text:tab/><text:span text:style-name="T26">escreva</text:span> “O boi ”, <text:span text:style-name="T37">NMAIOR, “, com o peso ”, PMAIOR, “, é o</text:span> mais <text:span text:style-name="T37">gordo.”</text:span></text:p>
      <text:p text:style-name="P14"><text:tab/><text:span text:style-name="T26">escreva</text:span> “<text:span text:style-name="T39">Já o</text:span> boi ”, <text:span text:style-name="T37">NMENOR, “, com o peso ”, PMENOR, “, é o</text:span> mais <text:span text:style-name="T37">magro.”</text:span></text:p>
      <text:p text:style-name="P3">fim – algoritmo</text:p>
      <text:list xml:id="list3908546032" text:style-name="L1">
        <text:list-item>
          <text:p text:style-name="P23">Se houver mais de um boi com o mesmo peso, maior que os demais, o meu algoritmo escreverá o número do <text:span text:style-name="T50">pr</text:span>im<text:span text:style-name="T50">eir</text:span>o registrado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x 3:</text:p>
      <text:p text:style-name="P4">algoritmo</text:p>
      <text:p text:style-name="P5"><text:span text:style-name="T1"><text:tab/></text:span>declare<text:span text:style-name="T1"> </text:span><text:span text:style-name="T3">S, CO, CC, </text:span><text:span text:style-name="T6">SEXSOF, OLHOV, CABL, IDADEX</text:span><text:span text:style-name="T3"> </text:span><text:span text:style-name="T40">literal</text:span></text:p>
      <text:p text:style-name="P5"><text:span text:style-name="T3"><text:tab/></text:span><text:span text:style-name="T40">declare</text:span><text:span text:style-name="T3"> I, </text:span><text:span text:style-name="T4">CONT, </text:span><text:span text:style-name="T5">IMAIOR, </text:span><text:span text:style-name="T9">SOMA, PORC</text:span><text:span text:style-name="T3"> </text:span><text:span text:style-name="T40">numérico</text:span></text:p>
      <text:p text:style-name="P16"><text:tab/>CONT ← 0</text:p>
      <text:p text:style-name="P5"><text:span text:style-name="T4"><text:tab/></text:span><text:span text:style-name="T8">I ← 0</text:span></text:p>
      <text:p text:style-name="P5"><text:span text:style-name="T8"><text:tab/></text:span><text:span text:style-name="T9">SOMA ← 0</text:span></text:p>
      <text:p text:style-name="P5"><text:span text:style-name="T4"><text:tab/></text:span><text:span text:style-name="T6">SEXSOF ← “</text:span><text:span text:style-name="T7">feminino”</text:span></text:p>
      <text:p text:style-name="P5"><text:span text:style-name="T7"><text:tab/>OLHOV ← “</text:span><text:span text:style-name="T8">verdes”</text:span></text:p>
      <text:p text:style-name="P6"><text:span text:style-name="T7"><text:tab/>CABL ← “</text:span><text:span text:style-name="T8">louros”</text:span></text:p>
      <text:p text:style-name="P5"><text:span text:style-name="T1"><text:tab/></text:span><text:span text:style-name="T40">repita</text:span></text:p>
      <text:p text:style-name="P5"><text:span text:style-name="T1"><text:tab/><text:tab/></text:span><text:span text:style-name="T40">leia</text:span><text:span text:style-name="T1"> </text:span><text:span text:style-name="T3">S, CO, CC, I</text:span></text:p>
      <text:p text:style-name="P5"><text:span text:style-name="T3"><text:tab/><text:tab/></text:span><text:span text:style-name="T40">se</text:span><text:span text:style-name="T3"> I = -1</text:span></text:p>
      <text:p text:style-name="P5"><text:span text:style-name="T3"><text:tab/><text:tab/><text:tab/></text:span><text:span text:style-name="T41">então</text:span><text:span text:style-name="T4"> </text:span><text:span text:style-name="T41">interrompa</text:span></text:p>
      <text:p text:style-name="P5"><text:span text:style-name="T1"><text:tab/><text:tab/></text:span><text:span text:style-name="T41">fim – se</text:span></text:p>
      <text:p text:style-name="P5"><text:span text:style-name="T1"><text:tab/><text:tab/></text:span><text:span text:style-name="T41">se</text:span><text:span text:style-name="T4"> CONT = 0</text:span></text:p>
      <text:p text:style-name="P5"><text:span text:style-name="T4"><text:tab/><text:tab/><text:tab/></text:span><text:span text:style-name="T41">então</text:span><text:span text:style-name="T4"> </text:span><text:span text:style-name="T5">IMAIOR ← I</text:span></text:p>
      <text:p text:style-name="P5"><text:span text:style-name="T5"><text:tab/><text:tab/><text:tab/></text:span><text:span text:style-name="T42">senão</text:span><text:span text:style-name="T5"> </text:span><text:span text:style-name="T42">se</text:span><text:span text:style-name="T5"> IMAIOR &lt; I</text:span></text:p>
      <text:p text:style-name="P5"><text:span text:style-name="T5"><text:tab/><text:tab/><text:tab/><text:tab/><text:tab/></text:span><text:span text:style-name="T42">então</text:span><text:span text:style-name="T5"> </text:span><text:span text:style-name="T6">IMAIOR ← I</text:span></text:p>
      <text:p text:style-name="P5"><text:span text:style-name="T6"><text:tab/><text:tab/><text:tab/><text:tab/></text:span><text:span text:style-name="T43">fim – se</text:span></text:p>
      <text:p text:style-name="P5"><text:span text:style-name="T1"><text:tab/><text:tab/></text:span><text:span text:style-name="T43">fim – se</text:span></text:p>
      <text:p text:style-name="P5"><text:span text:style-name="T1"><text:tab/><text:tab/></text:span><text:span text:style-name="T9">CONT ← CONT + 1</text:span></text:p>
      <text:p text:style-name="P5"><text:span text:style-name="T1"><text:tab/><text:tab/></text:span><text:span text:style-name="T44">se</text:span><text:span text:style-name="T8"> S = SEXOF </text:span><text:span text:style-name="T44">e</text:span><text:span text:style-name="T8"> CO = OLHOV </text:span><text:span text:style-name="T44">e</text:span><text:span text:style-name="T8"> CC = CABL </text:span><text:span text:style-name="T44">e</text:span><text:span text:style-name="T8"> I &gt;= 18 </text:span><text:span text:style-name="T44">e</text:span><text:span text:style-name="T8"> I &lt;= 35</text:span></text:p>
      <text:p text:style-name="P5"><text:span text:style-name="T8"><text:tab/><text:tab/><text:tab/></text:span><text:span text:style-name="T44">então</text:span><text:span text:style-name="T8"> SOMA ← SOMA + 1</text:span></text:p>
      <text:p text:style-name="P5"><text:span text:style-name="T10"><text:tab/><text:tab/></text:span><text:span text:style-name="T45">fim – se</text:span></text:p>
      <text:p text:style-name="P5"><text:span text:style-name="T10"><text:tab/></text:span><text:span text:style-name="T45">fim – repita</text:span></text:p>
      <text:p text:style-name="P8"><text:span text:style-name="T9"><text:tab/>PORC ← </text:span><text:span text:style-name="T10">(</text:span><text:span text:style-name="T9">SOMA/CONT</text:span><text:span text:style-name="T10">)*100</text:span></text:p>
      <text:p text:style-name="P5"><text:span text:style-name="T1"><text:tab/></text:span><text:span text:style-name="T45">escreva</text:span><text:span text:style-name="T10"> “A maior idade dos habitantes é de ”, </text:span><text:span text:style-name="T11">IMAIOR, “.”</text:span></text:p>
      <text:p text:style-name="P7"><text:span text:style-name="T11"><text:tab/></text:span><text:span text:style-name="T46">escreva</text:span><text:span text:style-name="T11"> “O percentual de indivíduos do sexo feminino cuja idade está entre 18 e 35 <text:tab/><text:tab/> <text:s text:c="3"/>anos inclusive e que tenham olhos verdes e cabelos louros é de ”, PORC, <text:tab/><text:tab/> <text:s text:c="3"/>“%.”</text:span></text:p>
      <text:p text:style-name="P9">fim – algoritmo</text:p>
      <text:p text:style-name="P17"/>
      <text:p text:style-name="P17"/>
      <text:p text:style-name="P17">Ex 4:</text:p>
      <text:p text:style-name="P9">algoritmo</text:p>
      <text:p text:style-name="P9"><text:span text:style-name="T1"><text:tab/></text:span>declare<text:span text:style-name="T1"> </text:span><text:span text:style-name="T12">IDADE, MEDIA, CONT, </text:span><text:span text:style-name="T14">SOMA </text:span><text:span text:style-name="T49">numérico</text:span></text:p>
      <text:p text:style-name="P9"><text:span text:style-name="T12"><text:tab/></text:span><text:span text:style-name="T13">CONT ← 0</text:span></text:p>
      <text:p text:style-name="P9"><text:span text:style-name="T12"><text:tab/></text:span><text:span text:style-name="T14">SOMA ← 0</text:span></text:p>
      <text:p text:style-name="P9"><text:span text:style-name="T12"><text:tab/></text:span><text:span text:style-name="T47">repita</text:span></text:p>
      <text:p text:style-name="P9"><text:span text:style-name="T1"><text:tab/><text:tab/></text:span><text:span text:style-name="T47">leia</text:span><text:span text:style-name="T12"> I</text:span><text:span text:style-name="T15">DADE</text:span></text:p>
      <text:p text:style-name="P9"><text:span text:style-name="T12"><text:tab/><text:tab/></text:span><text:span text:style-name="T47">se</text:span><text:span text:style-name="T12"> I</text:span><text:span text:style-name="T15">DADE</text:span><text:span text:style-name="T12"> = 0</text:span></text:p>
      <text:p text:style-name="P9"><text:span text:style-name="T12"><text:tab/><text:tab/><text:tab/></text:span><text:span text:style-name="T47">então</text:span><text:span text:style-name="T12"> </text:span><text:span text:style-name="T47">interrompa</text:span></text:p>
      <text:p text:style-name="P9"><text:span text:style-name="T1"><text:tab/><text:tab/></text:span><text:span text:style-name="T48">fim – se</text:span></text:p>
      <text:p text:style-name="P9"><text:span text:style-name="T1"><text:tab/><text:tab/></text:span><text:span text:style-name="T13">CONT ← CONT + 1</text:span></text:p>
      <text:p text:style-name="P9"><text:span text:style-name="T13"><text:tab/><text:tab/></text:span><text:span text:style-name="T14">SOMA ← SOMA + I</text:span><text:span text:style-name="T15">DADE</text:span></text:p>
      <text:p text:style-name="P9"><text:span text:style-name="T13"><text:tab/></text:span><text:span text:style-name="T49">fim – repita</text:span></text:p>
      <text:p text:style-name="P9"><text:span text:style-name="T1"><text:tab/></text:span><text:span text:style-name="T14">MEDIA ← (SOMA/CONT)*100</text:span></text:p>
      <text:p text:style-name="P9"><text:span text:style-name="T14"><text:tab/></text:span><text:span text:style-name="T16">escreva “A idade média deste grupo de indivíduos é de ”, MEDIA, “ anos.”</text:span></text:p>
      <text:p text:style-name="P10">fim - algoritmo</text:p>
      <text:p text:style-name="P18"/>
      <text:p text:style-name="P18"/>
      <text:p text:style-name="P19"><text:soft-page-break/>Ex 5:</text:p>
      <text:p text:style-name="P10">algoritmo</text:p>
      <text:p text:style-name="P10"><text:span text:style-name="T1"><text:tab/></text:span><text:span text:style-name="T51">declare</text:span><text:span text:style-name="T17"> </text:span><text:span text:style-name="T18">C, F </text:span><text:span text:style-name="T52">numérico</text:span></text:p>
      <text:p text:style-name="P10"><text:span text:style-name="T1"><text:tab/></text:span><text:span text:style-name="T52">escreva</text:span><text:span text:style-name="T18"> “</text:span><text:span text:style-name="T19">Conversão de temperaturas em </text:span><text:span text:style-name="T18">ºC </text:span><text:span text:style-name="T19">para</text:span><text:span text:style-name="T18"> ºF.”</text:span></text:p>
      <text:p text:style-name="P10"><text:span text:style-name="T18"><text:tab/></text:span><text:span text:style-name="T20">F ← 122</text:span></text:p>
      <text:p text:style-name="P10"><text:span text:style-name="T20"><text:tab/></text:span><text:span text:style-name="T53">escreva</text:span><text:span text:style-name="T20"> “</text:span><text:span text:style-name="T21">ºC <text:s text:c="2"/>ºF”</text:span></text:p>
      <text:p text:style-name="P10"><text:span text:style-name="T1"><text:tab/></text:span><text:span text:style-name="T52">repita</text:span></text:p>
      <text:p text:style-name="P10"><text:span text:style-name="T1"><text:tab/><text:tab/></text:span><text:span text:style-name="T20">C ← (5/9)*(F – 32)</text:span></text:p>
      <text:p text:style-name="P10"><text:span text:style-name="T18"><text:tab/><text:tab/></text:span><text:span text:style-name="T54">escreva</text:span><text:span text:style-name="T23"> C, “ <text:s text:c="2"/>”, F</text:span></text:p>
      <text:p text:style-name="P10"><text:span text:style-name="T18"><text:tab/><text:tab/></text:span><text:span text:style-name="T21">F ← F + (9/5)</text:span></text:p>
      <text:p text:style-name="P10"><text:span text:style-name="T21"><text:tab/><text:tab/></text:span><text:span text:style-name="T53">se</text:span><text:span text:style-name="T21"> F &gt; 302</text:span></text:p>
      <text:p text:style-name="P10"><text:span text:style-name="T1"><text:tab/><text:tab/><text:tab/></text:span><text:span text:style-name="T53">então</text:span><text:span text:style-name="T21"> </text:span><text:span text:style-name="T53">interrompa</text:span></text:p>
      <text:p text:style-name="P10"><text:span text:style-name="T1"><text:tab/><text:tab/></text:span><text:span text:style-name="T53">fim – se</text:span></text:p>
      <text:p text:style-name="P10"><text:span text:style-name="T1"><text:tab/></text:span><text:span text:style-name="T52">fim – repita</text:span></text:p>
      <text:p text:style-name="P21">fim – algoritmo</text:p>
      <text:p text:style-name="P21"><text:span text:style-name="T1"/></text:p>
      <text:p text:style-name="P21"><text:span text:style-name="T1">Ex 6:</text:span></text:p>
      <text:p text:style-name="P22">alg<text:span text:style-name="T55">oritmo</text:span></text:p>
      <text:p text:style-name="P22"><text:span text:style-name="T1"><text:tab/></text:span><text:span text:style-name="T55">declare</text:span><text:span text:style-name="T2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9T12:13:46.562000000</meta:creation-date>
    <meta:generator>LibreOffice/6.0.4.2$Windows_x86 LibreOffice_project/9b0d9b32d5dcda91d2f1a96dc04c645c450872bf</meta:generator>
    <dc:date>2024-03-30T13:25:04.833000000</dc:date>
    <meta:editing-duration>PT3H11M10S</meta:editing-duration>
    <meta:editing-cycles>31</meta:editing-cycles>
    <meta:document-statistic meta:table-count="0" meta:image-count="0" meta:object-count="0" meta:page-count="3" meta:paragraph-count="91" meta:word-count="397" meta:character-count="1975" meta:non-whitespace-character-count="1473"/>
  </office:meta>
</office:document-meta>
</file>